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fo:wrap-option="wrap"/>
      <style:text-properties style:font-name="Calibri1" style:font-name-asian="Calibri1" style:font-name-complex="Calibri1" fo:font-size="14pt" style:font-size-asian="14pt" style:font-size-complex="14pt"/>
    </style:style>
    <style:style style:name="ce5" style:family="table-cell" style:parent-style-name="Default" style:data-style-name="N0">
      <style:table-cell-properties style:vertical-align="middle"/>
      <style:text-properties style:font-name="Calibri1" style:font-name-asian="Calibri1" style:font-name-complex="Calibri1" fo:font-size="14pt" style:font-size-asian="14pt" style:font-size-complex="14pt"/>
    </style:style>
    <style:style style:name="ce6" style:family="table-cell" style:parent-style-name="Default" style:data-style-name="N0"/>
    <style:style style:name="ce7" style:family="table-cell" style:parent-style-name="Default" style:data-style-name="N0">
      <style:table-cell-properties style:vertical-align="top" fo:wrap-option="wrap" style:repeat-content="false"/>
      <style:paragraph-properties fo:text-align="start" fo:margin-left="0cm"/>
      <style:text-properties style:font-name="Calibri1" style:font-name-asian="Calibri1" style:font-name-complex="Calibri1" fo:font-size="14pt" style:font-size-asian="14pt" style:font-size-complex="14pt"/>
    </style:style>
    <style:style style:name="ce8" style:family="table-cell" style:parent-style-name="Default" style:data-style-name="N0">
      <style:table-cell-properties style:vertical-align="top" style:repeat-content="false"/>
      <style:paragraph-properties fo:text-align="start" fo:margin-left="0cm"/>
      <style:text-properties style:font-name="Calibri1" style:font-name-asian="Calibri1" style:font-name-complex="Calibri1" fo:font-size="14pt" style:font-size-asian="14pt" style:font-size-complex="14pt"/>
    </style:style>
    <style:style style:name="ce9" style:family="table-cell" style:parent-style-name="Default" style:data-style-name="N0">
      <style:table-cell-properties style:vertical-align="automatic"/>
      <style:text-properties fo:color="#000000" style:font-name="Arial" style:font-name-asian="Arial" style:font-name-complex="Arial" fo:font-size="11pt" style:font-size-asian="11pt" style:font-size-complex="11pt"/>
    </style:style>
    <style:style style:name="ce10" style:family="table-cell" style:parent-style-name="Default" style:data-style-name="N0">
      <style:table-cell-properties style:vertical-align="automatic" fo:wrap-option="wrap"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12" style:family="table-cell" style:parent-style-name="Default" style:data-style-name="N0">
      <style:table-cell-properties style:vertical-align="automatic" fo:wrap-option="wrap"/>
      <style:text-properties fo:color="#000000" style:font-name="Arial" style:font-name-asian="Arial" style:font-name-complex="Arial" fo:font-size="11pt" style:font-size-asian="11pt" style:font-size-complex="11pt"/>
    </style:style>
    <style:style style:name="ce13" style:family="table-cell" style:parent-style-name="Default" style:data-style-name="N0">
      <style:text-properties fo:color="#000000" style:font-name="Arial" style:font-name-asian="Arial" style:font-name-complex="Arial" fo:font-size="11pt" style:font-size-asian="11pt" style:font-size-complex="11pt"/>
    </style:style>
    <style:style style:name="ce14" style:family="table-cell" style:parent-style-name="Default" style:data-style-name="N0">
      <style:table-cell-properties style:vertical-align="middle" fo:wrap-option="wrap"/>
      <style:text-properties fo:color="#000000" style:font-name="Arial" style:font-name-asian="Arial" style:font-name-complex="Arial" fo:font-size="11pt" style:font-size-asian="11pt" style:font-size-complex="11pt"/>
    </style:style>
    <style:style style:name="ce15"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16" style:family="table-cell" style:parent-style-name="Default" style:data-style-name="N3">
      <style:table-cell-properties style:vertical-align="top"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17" style:family="table-cell" style:parent-style-name="Default" style:data-style-name="N3">
      <style:table-cell-properties style:vertical-align="top" fo:background-color="transparent"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18"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19" style:family="table-cell" style:parent-style-name="Default" style:data-style-name="N0">
      <style:table-cell-properties style:vertical-align="top" fo:background-color="#FFFF00"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20" style:family="table-cell" style:parent-style-name="Default" style:data-style-name="N0">
      <style:table-cell-properties style:vertical-align="top" fo:wrap-option="wrap"/>
      <style:text-properties fo:color="#000000" style:font-name="Arial" style:font-name-asian="Arial" style:font-name-complex="Arial" fo:font-size="11pt" style:font-size-asian="11pt" style:font-size-complex="11pt"/>
    </style:style>
    <style:style style:name="co1" style:family="table-column">
      <style:table-column-properties fo:break-before="auto" style:column-width="2.301875cm"/>
    </style:style>
    <style:style style:name="co2" style:family="table-column">
      <style:table-column-properties fo:break-before="auto" style:column-width="4.7625cm"/>
    </style:style>
    <style:style style:name="co3" style:family="table-column">
      <style:table-column-properties fo:break-before="auto" style:column-width="4.365625cm"/>
    </style:style>
    <style:style style:name="co4" style:family="table-column">
      <style:table-column-properties fo:break-before="auto" style:column-width="3.14854166666667cm"/>
    </style:style>
    <style:style style:name="co5" style:family="table-column">
      <style:table-column-properties fo:break-before="auto" style:column-width="5.74145833333333cm"/>
    </style:style>
    <style:style style:name="co6" style:family="table-column">
      <style:table-column-properties fo:break-before="auto" style:column-width="3.01625cm"/>
    </style:style>
    <style:style style:name="co7" style:family="table-column">
      <style:table-column-properties fo:break-before="auto" style:column-width="3.12208333333333cm"/>
    </style:style>
    <style:style style:name="co8" style:family="table-column">
      <style:table-column-properties fo:break-before="auto" style:column-width="3.75708333333333cm"/>
    </style:style>
    <style:style style:name="co9" style:family="table-column">
      <style:table-column-properties fo:break-before="auto" style:column-width="14.843125cm"/>
    </style:style>
    <style:style style:name="co10" style:family="table-column">
      <style:table-column-properties fo:break-before="auto" style:column-width="2.32833333333333cm"/>
    </style:style>
    <style:style style:name="ro1" style:family="table-row">
      <style:table-row-properties style:row-height="15.75pt" style:use-optimal-row-height="true" fo:break-before="auto"/>
    </style:style>
    <style:style style:name="ro2" style:family="table-row">
      <style:table-row-properties style:row-height="57.75pt" style:use-optimal-row-height="true" fo:break-before="auto"/>
    </style:style>
    <style:style style:name="ro3" style:family="table-row">
      <style:table-row-properties style:row-height="114.75pt" style:use-optimal-row-height="true" fo:break-before="auto"/>
    </style:style>
    <style:style style:name="ro4" style:family="table-row">
      <style:table-row-properties style:row-height="86.25pt" style:use-optimal-row-height="true" fo:break-before="auto"/>
    </style:style>
    <style:style style:name="ro5" style:family="table-row">
      <style:table-row-properties style:row-height="100.5pt" style:use-optimal-row-height="true" fo:break-before="auto"/>
    </style:style>
    <style:style style:name="ro6" style:family="table-row">
      <style:table-row-properties style:row-height="72pt" style:use-optimal-row-height="true" fo:break-before="auto"/>
    </style:style>
    <style:style style:name="ro7" style:family="table-row">
      <style:table-row-properties style:row-height="143.2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129pt" style:use-optimal-row-height="true" fo:break-before="auto"/>
    </style:style>
    <style:style style:name="ro10" style:family="table-row">
      <style:table-row-properties style:row-height="99.75pt" style:use-optimal-row-height="true" fo:break-before="auto"/>
    </style:style>
    <style:style style:name="ro11" style:family="table-row">
      <style:table-row-properties style:row-height="1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Hoja1" table:style-name="ta1">
        <table:table-column table:style-name="co1" table:default-cell-style-name="ce1"/>
        <table:table-column table:style-name="co2" table:default-cell-style-name="ce4"/>
        <table:table-column table:style-name="co3" table:default-cell-style-name="ce7"/>
        <table:table-column table:style-name="co4" table:default-cell-style-name="ce4"/>
        <table:table-column table:style-name="co5" table:default-cell-style-name="ce5"/>
        <table:table-column table:style-name="co6" table:default-cell-style-name="ce3"/>
        <table:table-column table:style-name="co7" table:default-cell-style-name="ce7"/>
        <table:table-column table:style-name="co8" table:default-cell-style-name="ce8"/>
        <table:table-column table:style-name="co9" table:default-cell-style-name="ce6"/>
        <table:table-column table:style-name="co1" table:number-columns-repeated="1015" table:default-cell-style-name="ce1"/>
        <table:table-column table:style-name="co10" table:number-columns-repeated="15360" table:default-cell-style-name="ce1"/>
        <table:table-row table:style-name="ro1">
          <table:table-cell office:value-type="string" table:style-name="ce9">
            <text:p>idpregrado</text:p>
          </table:table-cell>
          <table:table-cell office:value-type="string" table:style-name="ce10">
            <text:p>nombre</text:p>
          </table:table-cell>
          <table:table-cell office:value-type="string" table:style-name="ce11">
            <text:p>precio</text:p>
          </table:table-cell>
          <table:table-cell office:value-type="string" table:style-name="ce12">
            <text:p>iduniversidad</text:p>
          </table:table-cell>
          <table:table-cell office:value-type="string" table:style-name="ce10">
            <text:p>titulo</text:p>
          </table:table-cell>
          <table:table-cell office:value-type="string" table:style-name="ce12">
            <text:p>disciplina</text:p>
          </table:table-cell>
          <table:table-cell office:value-type="string" table:style-name="ce11">
            <text:p>duracion</text:p>
          </table:table-cell>
          <table:table-cell office:value-type="string" table:style-name="ce11">
            <text:p>salariopromedio</text:p>
          </table:table-cell>
          <table:table-cell office:value-type="string" table:style-name="ce10">
            <text:p>descripcion</text:p>
          </table:table-cell>
          <table:table-cell table:style-name="ce1"/>
          <table:table-cell table:style-name="ce2"/>
          <table:table-cell table:number-columns-repeated="16373"/>
        </table:table-row>
        <table:table-row table:style-name="ro2">
          <table:table-cell office:value-type="float" office:value="1" table:style-name="ce13">
            <text:p>1</text:p>
          </table:table-cell>
          <table:table-cell office:value-type="string" table:style-name="ce14">
            <text:p>Arquitectura</text:p>
          </table:table-cell>
          <table:table-cell office:value-type="float" office:value="6575000" table:style-name="ce15">
            <text:p>6575000</text:p>
          </table:table-cell>
          <table:table-cell office:value-type="float" office:value="2" table:style-name="ce14">
            <text:p>2</text:p>
          </table:table-cell>
          <table:table-cell office:value-type="string" table:style-name="ce14">
            <text:p>Arquitecto</text:p>
          </table:table-cell>
          <table:table-cell office:value-type="string" table:style-name="ce12">
            <text:p>Artes</text:p>
          </table:table-cell>
          <table:table-cell office:value-type="float" office:value="10" table:style-name="ce11">
            <text:p>10</text:p>
          </table:table-cell>
          <table:table-cell office:value-type="float" office:value="2209862" table:style-name="ce16">
            <text:p>2.209.862</text:p>
          </table:table-cell>
          <table:table-cell office:value-type="string" table:style-name="ce12">
            <text:p>El arquitecto UPB es un profesional integral con énfasis en la competencia proyectual; que armoniza la emoción, la razón y la intuición - la dimensión estética - con la capacidad de concebir, diseñar, comprender, comunicar y ejecutar espacios habitables; comprometido con el medio ambiente, el contexto y la sostenibilidad.</text:p>
          </table:table-cell>
          <table:table-cell table:number-columns-repeated="16375" table:style-name="ce1"/>
        </table:table-row>
        <table:table-row table:style-name="ro3">
          <table:table-cell office:value-type="float" office:value="2" table:style-name="ce13">
            <text:p>2</text:p>
          </table:table-cell>
          <table:table-cell office:value-type="string" table:style-name="ce14">
            <text:p>Diseño Gráfico</text:p>
          </table:table-cell>
          <table:table-cell office:value-type="float" office:value="6488000" table:style-name="ce15">
            <text:p>6488000</text:p>
          </table:table-cell>
          <table:table-cell office:value-type="float" office:value="2" table:style-name="ce14">
            <text:p>2</text:p>
          </table:table-cell>
          <table:table-cell office:value-type="string" table:style-name="ce14">
            <text:p>Diseñador Gráfico</text:p>
          </table:table-cell>
          <table:table-cell office:value-type="string" table:style-name="ce12">
            <text:p>Artes</text:p>
          </table:table-cell>
          <table:table-cell office:value-type="float" office:value="10" table:style-name="ce11">
            <text:p>10</text:p>
          </table:table-cell>
          <table:table-cell office:value-type="float" office:value="1948093" table:style-name="ce16">
            <text:p>1.948.093</text:p>
          </table:table-cell>
          <table:table-cell office:value-type="string" table:style-name="ce12">
            <text:p>El Diseñador Gráfico de la UPB es un profesional integral comprometido con la búsqueda de una mejor calidad de vida con conciencia crítica frente al entorno y a su propio trabajo y con capacidad de trabajo inter y transdisciplinario. Conocedor y generador de nuevos procesos perceptivos, cognitivos y operativos en la relación del usuario con el producto gráfico y transformador de los recursos y repertorios productivos, económicos y sociales del contexto y de los medios y soportes <text:s/>tradicionales y no tradicionales (impresos, arquigráficos, audiovisuales y digitales), para desarrollar propuestas viables.</text:p>
          </table:table-cell>
          <table:table-cell table:number-columns-repeated="16375" table:style-name="ce1"/>
        </table:table-row>
        <table:table-row table:style-name="ro4">
          <table:table-cell office:value-type="float" office:value="3" table:style-name="ce13">
            <text:p>3</text:p>
          </table:table-cell>
          <table:table-cell office:value-type="string" table:style-name="ce14">
            <text:p>Diseño Industrial</text:p>
          </table:table-cell>
          <table:table-cell office:value-type="float" office:value="6488000" table:style-name="ce15">
            <text:p>6488000</text:p>
          </table:table-cell>
          <table:table-cell office:value-type="float" office:value="2" table:style-name="ce14">
            <text:p>2</text:p>
          </table:table-cell>
          <table:table-cell office:value-type="string" table:style-name="ce14">
            <text:p>Diseñador Industrial</text:p>
          </table:table-cell>
          <table:table-cell office:value-type="string" table:style-name="ce12">
            <text:p>Artes</text:p>
          </table:table-cell>
          <table:table-cell office:value-type="float" office:value="10" table:style-name="ce11">
            <text:p>10</text:p>
          </table:table-cell>
          <table:table-cell office:value-type="float" office:value="2084572" table:style-name="ce16">
            <text:p>2.084.572</text:p>
          </table:table-cell>
          <table:table-cell office:value-type="string" table:style-name="ce12">
            <text:p>El Diseñador Industrial que se pretende formar debe ser entonces un investigador metódico y constante de los cambios, las necesidades, las expresiones, los requerimientos y las tendencias del contexto en sus dimensiones social, tecnológica e industrial para identificar nuevas oportunidades de mercado. Un innovador capaz de sintetizar y formalizar productos industriales como soluciones a los problemas con una visión prospectiva.</text:p>
          </table:table-cell>
          <table:table-cell table:number-columns-repeated="16375" table:style-name="ce1"/>
        </table:table-row>
        <table:table-row table:style-name="ro3">
          <table:table-cell office:value-type="float" office:value="4" table:style-name="ce13">
            <text:p>4</text:p>
          </table:table-cell>
          <table:table-cell office:value-type="string" table:style-name="ce14">
            <text:p>Diseño de Vestuario</text:p>
          </table:table-cell>
          <table:table-cell office:value-type="float" office:value="6488000" table:style-name="ce15">
            <text:p>6488000</text:p>
          </table:table-cell>
          <table:table-cell office:value-type="float" office:value="2" table:style-name="ce14">
            <text:p>2</text:p>
          </table:table-cell>
          <table:table-cell office:value-type="string" table:style-name="ce14">
            <text:p>Diseñador de vestuario</text:p>
          </table:table-cell>
          <table:table-cell office:value-type="string" table:style-name="ce12">
            <text:p>Artes</text:p>
          </table:table-cell>
          <table:table-cell office:value-type="float" office:value="10" table:style-name="ce11">
            <text:p>10</text:p>
          </table:table-cell>
          <table:table-cell office:value-type="float" office:value="1983667" table:style-name="ce16">
            <text:p>1.983.667</text:p>
          </table:table-cell>
          <table:table-cell office:value-type="string" table:style-name="ce12">
            <text:p>El diseñador de la UPB no es un diseñador de moda es un diseñador de vestuario <text:s/>que sustenta el acto de vestir siendo un investigador capaz de leer y analizar de manera crítica los requerimientos y las tendencias del contexto en todas sus dimensiones, para la generación y el desarrollo del conocimiento. Un profesional que utiliza medios renovables y gestiona el contexto siendo capaz de expresar sus ideas y materializarlas por medio de códigos y recursos técnicos que las hagan inteligibles, viables y construibles para el impulso de empresas de última generación.</text:p>
          </table:table-cell>
          <table:table-cell table:number-columns-repeated="16375" table:style-name="ce1"/>
        </table:table-row>
        <table:table-row table:style-name="ro5">
          <table:table-cell office:value-type="float" office:value="5" table:style-name="ce13">
            <text:p>5</text:p>
          </table:table-cell>
          <table:table-cell office:value-type="string" table:style-name="ce14">
            <text:p>Enfermería</text:p>
          </table:table-cell>
          <table:table-cell office:value-type="float" office:value="5208000" table:style-name="ce15">
            <text:p>5208000</text:p>
          </table:table-cell>
          <table:table-cell office:value-type="float" office:value="2" table:style-name="ce14">
            <text:p>2</text:p>
          </table:table-cell>
          <table:table-cell office:value-type="string" table:style-name="ce14">
            <text:p>Enfermero (a)</text:p>
          </table:table-cell>
          <table:table-cell office:value-type="string" table:style-name="ce12">
            <text:p>Ciencias de la salud</text:p>
          </table:table-cell>
          <table:table-cell office:value-type="float" office:value="10" table:style-name="ce11">
            <text:p>10</text:p>
          </table:table-cell>
          <table:table-cell office:value-type="float" office:value="2799738" table:style-name="ce16">
            <text:p>2.799.738</text:p>
          </table:table-cell>
          <table:table-cell office:value-type="string" table:style-name="ce12">
            <text:p>La Enfermería es considerada como una profesión que tiene como objeto de estudio e intervención el cuidado humano que está implicado en la protección y recuperación de la salud y que tiene como beneficiarios las personas, las familias, los grupos y las comunidades en sus diferentes etapas del ciclo vital, por lo tanto desde la Facultad de Enfermería el Programa tiene claros sus propósitos de formación y los enmarcan en las 3 dimensiones de formación que se encuentran establecidas en el modelo pedagógico de la UPB.</text:p>
          </table:table-cell>
          <table:table-cell table:number-columns-repeated="16375" table:style-name="ce1"/>
        </table:table-row>
        <table:table-row table:style-name="ro2">
          <table:table-cell office:value-type="float" office:value="6" table:style-name="ce13">
            <text:p>6</text:p>
          </table:table-cell>
          <table:table-cell office:value-type="string" table:style-name="ce14">
            <text:p>Medicina</text:p>
          </table:table-cell>
          <table:table-cell office:value-type="float" office:value="10376000" table:style-name="ce15">
            <text:p>10376000</text:p>
          </table:table-cell>
          <table:table-cell office:value-type="float" office:value="2" table:style-name="ce14">
            <text:p>2</text:p>
          </table:table-cell>
          <table:table-cell office:value-type="string" table:style-name="ce14">
            <text:p>Médico(a)</text:p>
          </table:table-cell>
          <table:table-cell office:value-type="string" table:style-name="ce12">
            <text:p>Ciencias de la salud</text:p>
          </table:table-cell>
          <table:table-cell office:value-type="float" office:value="13" table:style-name="ce11">
            <text:p>13</text:p>
          </table:table-cell>
          <table:table-cell office:value-type="float" office:value="3062061" table:style-name="ce16">
            <text:p>3.062.061</text:p>
          </table:table-cell>
          <table:table-cell office:value-type="string" table:style-name="ce12">
            <text:p>El egresado de la Facultad de Medicina de la UPB es una persona formada integralmente que asume un compromiso responsable con la vida, la dignidad humana, el cuidado de sí mismo, las personas y el entorno, y que fundamenta este compromiso en el humanismo cristiano.</text:p>
          </table:table-cell>
          <table:table-cell table:number-columns-repeated="16375" table:style-name="ce1"/>
        </table:table-row>
        <table:table-row table:style-name="ro6">
          <table:table-cell office:value-type="float" office:value="7" table:style-name="ce13">
            <text:p>7</text:p>
          </table:table-cell>
          <table:table-cell office:value-type="string" table:style-name="ce14">
            <text:p>Administración de Empresas.</text:p>
          </table:table-cell>
          <table:table-cell office:value-type="float" office:value="5744000" table:style-name="ce15">
            <text:p>5744000</text:p>
          </table:table-cell>
          <table:table-cell office:value-type="float" office:value="2" table:style-name="ce14">
            <text:p>2</text:p>
          </table:table-cell>
          <table:table-cell office:value-type="string" table:style-name="ce14">
            <text:p>Administrador de Empresas</text:p>
          </table:table-cell>
          <table:table-cell office:value-type="string" table:style-name="ce12">
            <text:p>Administrativas</text:p>
          </table:table-cell>
          <table:table-cell office:value-type="float" office:value="8" table:style-name="ce11">
            <text:p>8</text:p>
          </table:table-cell>
          <table:table-cell office:value-type="float" office:value="2450156" table:style-name="ce16">
            <text:p>2.450.156</text:p>
          </table:table-cell>
          <table:table-cell office:value-type="string" table:style-name="ce12">
            <text:p>El Administrador de Empresas de la Universidad Pontificia Bolivariana es un profesional con competencias para el emprendimiento y la gerencia de organizaciones de diferentes niveles de complejidad, mediante la generación, adaptación y transferencia de conocimiento organizacional y administrativo, de acuerdo con las tendencias del desarrollo social.</text:p>
          </table:table-cell>
          <table:table-cell table:number-columns-repeated="16375" table:style-name="ce1"/>
        </table:table-row>
        <table:table-row table:style-name="ro4">
          <table:table-cell office:value-type="float" office:value="8" table:style-name="ce13">
            <text:p>8</text:p>
          </table:table-cell>
          <table:table-cell office:value-type="string" table:style-name="ce14">
            <text:p>Administración de Negocios internacionales</text:p>
          </table:table-cell>
          <table:table-cell office:value-type="float" office:value="5744000" table:style-name="ce15">
            <text:p>5744000</text:p>
          </table:table-cell>
          <table:table-cell office:value-type="float" office:value="2" table:style-name="ce14">
            <text:p>2</text:p>
          </table:table-cell>
          <table:table-cell office:value-type="string" table:style-name="ce14">
            <text:p>Administrador de Negocios Internacionales </text:p>
          </table:table-cell>
          <table:table-cell office:value-type="string" table:style-name="ce12">
            <text:p>Administrativas</text:p>
          </table:table-cell>
          <table:table-cell office:value-type="float" office:value="8" table:style-name="ce11">
            <text:p>8</text:p>
          </table:table-cell>
          <table:table-cell office:value-type="float" office:value="1200000" table:style-name="ce16">
            <text:p>1.200.000</text:p>
          </table:table-cell>
          <table:table-cell office:value-type="string" table:style-name="ce12">
            <text:p>Un profesional dotado de competencias para el emprendimiento y la gerencia de organizaciones de diferentes niveles de complejidad, mediante la generación, adaptación y transferencia de conocimiento organizacional y administrativo de los negocios internacionales en el contexto global, de acuerdo con las tendencias del desarrollo económico, político y social.</text:p>
            <text:p/>
          </table:table-cell>
          <table:table-cell table:number-columns-repeated="16375" table:style-name="ce1"/>
        </table:table-row>
        <table:table-row table:style-name="ro5">
          <table:table-cell office:value-type="float" office:value="9" table:style-name="ce13">
            <text:p>9</text:p>
          </table:table-cell>
          <table:table-cell office:value-type="string" table:style-name="ce14">
            <text:p> Economía y Desarrollo</text:p>
          </table:table-cell>
          <table:table-cell office:value-type="float" office:value="5744000" table:style-name="ce15">
            <text:p>5744000</text:p>
          </table:table-cell>
          <table:table-cell office:value-type="float" office:value="2" table:style-name="ce14">
            <text:p>2</text:p>
          </table:table-cell>
          <table:table-cell office:value-type="string" table:style-name="ce14">
            <text:p>Economista </text:p>
          </table:table-cell>
          <table:table-cell office:value-type="string" table:style-name="ce12">
            <text:p>Administrativas</text:p>
          </table:table-cell>
          <table:table-cell office:value-type="float" office:value="8" table:style-name="ce11">
            <text:p>8</text:p>
          </table:table-cell>
          <table:table-cell office:value-type="float" office:value="3441200" table:style-name="ce17">
            <text:p>3.441.200</text:p>
          </table:table-cell>
          <table:table-cell office:value-type="string" table:style-name="ce12">
            <text:p>El economista bolivariano es un profesional con capacidad de desempeño competitivo como Analista económico del entorno de las organizaciones; Evaluación y planeación de las áreas de producción, distribución y consumo en empresas de manufactura y servicios; evaluación y planeación financiera; diseño de productos para el sector financiero; formulación de estrategias y desarrollo de mercados; operador de remesas de capital internacional para entidades financieras, empresas de diversos sectores o entidades gubernamentales.</text:p>
          </table:table-cell>
          <table:table-cell table:number-columns-repeated="16375" table:style-name="ce1"/>
        </table:table-row>
        <table:table-row table:style-name="ro7">
          <table:table-cell office:value-type="float" office:value="10" table:style-name="ce13">
            <text:p>10</text:p>
          </table:table-cell>
          <table:table-cell office:value-type="string" table:style-name="ce14">
            <text:p>Comunicación social - periodismo</text:p>
          </table:table-cell>
          <table:table-cell office:value-type="float" office:value="6575000" table:style-name="ce15">
            <text:p>6575000</text:p>
          </table:table-cell>
          <table:table-cell office:value-type="float" office:value="2" table:style-name="ce14">
            <text:p>2</text:p>
          </table:table-cell>
          <table:table-cell office:value-type="string" table:style-name="ce14">
            <text:p>Comunicador social - periodista</text:p>
          </table:table-cell>
          <table:table-cell office:value-type="string" table:style-name="ce12">
            <text:p>Ciencias sociales y humanas</text:p>
          </table:table-cell>
          <table:table-cell office:value-type="float" office:value="10" table:style-name="ce11">
            <text:p>10</text:p>
          </table:table-cell>
          <table:table-cell office:value-type="float" office:value="2377494" table:style-name="ce16">
            <text:p>2.377.494</text:p>
          </table:table-cell>
          <table:table-cell office:value-type="string" table:style-name="ce12">
            <text:p>El comunicador social de la UPB es creativo y con una abierta sensibilidad a las transformaciones y tradiciones culturales. Investigador social comprometido con las necesidades del entorno social y con los avances teóricos y tecnológicos en el campo de la comunicación. Informador público y periodista en las múltiples manifestaciones de los medios de comunicación masivos, intérprete veraz de los acontecimientos y formador de opinión pública. Conocedor de la publicidad y mercadeo de los productos comunicacionales. Empresario y líder para el desarrollo, con manejo de distintos lenguajes, conocedor del medio en la práctica y de la solución a sus problemas comunicacionales, comprometido con el desarrollo del país sobre la base de una información directa de sus problemas.</text:p>
          </table:table-cell>
          <table:table-cell table:number-columns-repeated="16375" table:style-name="ce1"/>
        </table:table-row>
        <table:table-row table:style-name="ro5">
          <table:table-cell office:value-type="float" office:value="11" table:style-name="ce13">
            <text:p>11</text:p>
          </table:table-cell>
          <table:table-cell office:value-type="string" table:style-name="ce14">
            <text:p>Psicología </text:p>
          </table:table-cell>
          <table:table-cell office:value-type="float" office:value="5258000" table:style-name="ce15">
            <text:p>5258000</text:p>
          </table:table-cell>
          <table:table-cell office:value-type="float" office:value="2" table:style-name="ce14">
            <text:p>2</text:p>
          </table:table-cell>
          <table:table-cell office:value-type="string" table:style-name="ce14">
            <text:p>Psicólogo</text:p>
          </table:table-cell>
          <table:table-cell office:value-type="string" table:style-name="ce12">
            <text:p>Ciencias sociales y humanas</text:p>
          </table:table-cell>
          <table:table-cell office:value-type="float" office:value="10" table:style-name="ce11">
            <text:p>10</text:p>
          </table:table-cell>
          <table:table-cell office:value-type="float" office:value="1865273" table:style-name="ce16">
            <text:p>1.865.273</text:p>
          </table:table-cell>
          <table:table-cell office:value-type="string" table:style-name="ce12">
            <text:p>La Facultad de Psicología de la UPB, debe ser un profesional Íntegro capaz de articular en su existencia, en su cotidianidad y en el ejercicio de su profesión, la ética derivada del Humanismo Cristiano. Con capacidad de cuestionar y reflexionar a partir de los referentes conceptuales, con miras a diseñar y desarrollar programas favorecedores de la salud mental, en los diferentes ámbitos de la psicología. Con sensibilidad y responsabilidad sociales, que a partir de su compromiso ciudadano se asuma como agente transformador del contexto.</text:p>
          </table:table-cell>
          <table:table-cell table:number-columns-repeated="16375" table:style-name="ce1"/>
        </table:table-row>
        <table:table-row table:style-name="ro6">
          <table:table-cell office:value-type="float" office:value="12" table:style-name="ce13">
            <text:p>12</text:p>
          </table:table-cell>
          <table:table-cell office:value-type="string" table:style-name="ce14">
            <text:p>Publicidad </text:p>
          </table:table-cell>
          <table:table-cell office:value-type="float" office:value="6575000" table:style-name="ce18">
            <text:p>6575000</text:p>
          </table:table-cell>
          <table:table-cell office:value-type="float" office:value="2" table:style-name="ce14">
            <text:p>2</text:p>
          </table:table-cell>
          <table:table-cell office:value-type="string" table:style-name="ce14">
            <text:p>Publicista</text:p>
          </table:table-cell>
          <table:table-cell office:value-type="string" table:style-name="ce12">
            <text:p>Ciencias sociales y humanas</text:p>
          </table:table-cell>
          <table:table-cell office:value-type="float" office:value="10" table:style-name="ce11">
            <text:p>10</text:p>
          </table:table-cell>
          <table:table-cell office:value-type="float" office:value="1947558" table:style-name="ce16">
            <text:p>1.947.558</text:p>
          </table:table-cell>
          <table:table-cell office:value-type="string" table:style-name="ce12">
            <text:p>El egresado de la Facultad de Publicidad de la UPB de Medellín es un profesional estratega con competencias para integrar diferentes saberes y disciplinas desde la lectura e interpretación del entorno, las organizaciones y sus públicos, para la innovación en la planeación, ejecución y evaluación de procesos estratégicos de comunicación publicitaria.</text:p>
          </table:table-cell>
          <table:table-cell table:number-columns-repeated="16375" table:style-name="ce1"/>
        </table:table-row>
        <table:table-row table:style-name="ro5">
          <table:table-cell office:value-type="float" office:value="13" table:style-name="ce13">
            <text:p>13</text:p>
          </table:table-cell>
          <table:table-cell office:value-type="string" table:style-name="ce14">
            <text:p>Trabajo social</text:p>
          </table:table-cell>
          <table:table-cell office:value-type="float" office:value="3256000" table:style-name="ce11">
            <text:p>3256000</text:p>
          </table:table-cell>
          <table:table-cell office:value-type="float" office:value="2" table:style-name="ce14">
            <text:p>2</text:p>
          </table:table-cell>
          <table:table-cell office:value-type="string" table:style-name="ce14">
            <text:p>Trabajador Social</text:p>
          </table:table-cell>
          <table:table-cell office:value-type="string" table:style-name="ce12">
            <text:p>Ciencias sociales y humanas</text:p>
          </table:table-cell>
          <table:table-cell office:value-type="float" office:value="10" table:style-name="ce11">
            <text:p>10</text:p>
          </table:table-cell>
          <table:table-cell office:value-type="float" office:value="2053900" table:style-name="ce16">
            <text:p>2.053.900</text:p>
          </table:table-cell>
          <table:table-cell office:value-type="string" table:style-name="ce12">
            <text:p>El Trabajador Social egresado de la UPB será un profesional íntegro capaz de identificar, analizar e interpretar situaciones y problemas sociales y de desarrollar respuestas acordes con el objetivo del mejoramiento de la calidad de vida de las personas, las familias, los grupos, las comunidades y las organizaciones. <text:s/>Buscar nuevas propuestas científicas y tecnologías que le permitan desarrollarse en un proceso permanente de aprendizaje y de crecimiento en su desempeño profesional. Crear, administrar y desarrollar servicios de bienestar social.</text:p>
          </table:table-cell>
          <table:table-cell table:number-columns-repeated="16375" table:style-name="ce1"/>
        </table:table-row>
        <table:table-row table:style-name="ro8">
          <table:table-cell office:value-type="float" office:value="14" table:style-name="ce13">
            <text:p>14</text:p>
          </table:table-cell>
          <table:table-cell office:value-type="string" table:style-name="ce14">
            <text:p>Ciencias Políticas</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Politólogo</text:p>
          </table:table-cell>
          <table:table-cell office:value-type="string" table:style-name="ce12">
            <text:p>Ciencias sociales y humanas</text:p>
          </table:table-cell>
          <table:table-cell office:value-type="float" office:value="8" table:style-name="ce11">
            <text:p>8</text:p>
          </table:table-cell>
          <table:table-cell office:value-type="float" office:value="1019000" table:style-name="ce16">
            <text:p>1.019.000</text:p>
          </table:table-cell>
          <table:table-cell office:value-type="string" table:style-name="ce12">
            <text:p>El politólogo bolivariano es una persona formada integralmente con capacidades para: asumir un compromiso responsable con las dimensiones humanas de la vida; buscar un sentido propio de la vida personal, familiar, social y política; promover formas de asociación humana esenciales para su desarrollo; abrirse a la trascendencia a partir de los principios del Evangelio y del Magisterio de la Iglesia; conocer sus singularidades para proteger la libertad de conciencia y la observancia religiosa y desarrollar sus posibilidades subjetivas con el fin de asumir una posición estética; desarrollar la escucha, habla, lectura y escritura en lengua materna y lengua extranjera; entender y valorar la formación para la creación de empresa y el desarrollo de organizaciones productivas y construir una ética fundamentada en los principios del Humanismo cristiano.</text:p>
          </table:table-cell>
          <table:table-cell table:number-columns-repeated="16375" table:style-name="ce1"/>
        </table:table-row>
        <table:table-row table:style-name="ro2">
          <table:table-cell office:value-type="float" office:value="15" table:style-name="ce13">
            <text:p>15</text:p>
          </table:table-cell>
          <table:table-cell office:value-type="string" table:style-name="ce14">
            <text:p>Derecho</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Abogado</text:p>
          </table:table-cell>
          <table:table-cell office:value-type="string" table:style-name="ce12">
            <text:p>Ciencias sociales y humanas</text:p>
          </table:table-cell>
          <table:table-cell office:value-type="float" office:value="10" table:style-name="ce11">
            <text:p>10</text:p>
          </table:table-cell>
          <table:table-cell office:value-type="float" office:value="3120746" table:style-name="ce16">
            <text:p>3.120.746</text:p>
          </table:table-cell>
          <table:table-cell office:value-type="string" table:style-name="ce12">
            <text:p>El Abogado de la Universidad Pontificia Bolivariana posee una sólida formación humanista, unido a un conocimiento integral del Derecho; es un profesional con sensibilidad social y con apertura creativa frente a las nuevas tendencias de un país inmerso en un mundo globalizado.</text:p>
          </table:table-cell>
          <table:table-cell table:number-columns-repeated="16375" table:style-name="ce1"/>
        </table:table-row>
        <table:table-row table:style-name="ro8">
          <table:table-cell office:value-type="float" office:value="16" table:style-name="ce13">
            <text:p>16</text:p>
          </table:table-cell>
          <table:table-cell office:value-type="string" table:style-name="ce14">
            <text:p>Licenciatura en Educación Artística</text:p>
          </table:table-cell>
          <table:table-cell office:value-type="float" office:value="2256000" table:style-name="ce11">
            <text:p>2256000</text:p>
          </table:table-cell>
          <table:table-cell office:value-type="float" office:value="2" table:style-name="ce14">
            <text:p>2</text:p>
          </table:table-cell>
          <table:table-cell office:value-type="string" table:style-name="ce14">
            <text:p>Licenciado en Educación Básica con Énfasis en Artística </text:p>
          </table:table-cell>
          <table:table-cell office:value-type="string" table:style-name="ce12">
            <text:p>ciencias de la educación</text:p>
          </table:table-cell>
          <table:table-cell office:value-type="float" office:value="10" table:style-name="ce11">
            <text:p>10</text:p>
          </table:table-cell>
          <table:table-cell office:value-type="float" office:value="1231295" table:style-name="ce16">
            <text:p>1.231.295</text:p>
          </table:table-cell>
          <table:table-cell office:value-type="string" table:style-name="ce12">
            <text:p>El objetivo principal de la Licenciatura en Educación Artística corresponde a la finalidad de la Facultad de Educación de proponer un espacio de formación de docentes en el área de la Educación Artística, con el ánimo de profundizar en las didácticas propias de la enseñanza de las artes y contribuir con ello a la formación en competencia propositiva y el desarrollo de los lenguajes de significación de los estudiantes en los niveles iniciales de la escolaridad. El programa propende por la formación de licenciados que hagan una reflexión sobre el arte como uno de los lenguajes de significación en los cuales se mueve la sociedad contemporánea. El pensum de la licenciatura está conformado por la congruencia del saber pedagógico y el saber artístico obedeciendo a un modelo integrador y a un enfoque transformador que se propone transformar personas, instituciones y saberes.</text:p>
          </table:table-cell>
          <table:table-cell table:number-columns-repeated="16375"/>
        </table:table-row>
        <table:table-row table:style-name="ro6">
          <table:table-cell office:value-type="float" office:value="17" table:style-name="ce13">
            <text:p>17</text:p>
          </table:table-cell>
          <table:table-cell office:value-type="string" table:style-name="ce14">
            <text:p>Licenciatura en Etnoeducación</text:p>
          </table:table-cell>
          <table:table-cell office:value-type="float" office:value="2256000" table:style-name="ce11">
            <text:p>2256000</text:p>
          </table:table-cell>
          <table:table-cell office:value-type="float" office:value="2" table:style-name="ce14">
            <text:p>2</text:p>
          </table:table-cell>
          <table:table-cell office:value-type="string" table:style-name="ce14">
            <text:p>Licenciado en Etnoeducación</text:p>
          </table:table-cell>
          <table:table-cell office:value-type="string" table:style-name="ce12">
            <text:p>ciencias de la educación</text:p>
          </table:table-cell>
          <table:table-cell office:value-type="float" office:value="11" table:style-name="ce11">
            <text:p>11</text:p>
          </table:table-cell>
          <table:table-cell office:value-type="float" office:value="1265122" table:style-name="ce16">
            <text:p>1.265.122</text:p>
          </table:table-cell>
          <table:table-cell office:value-type="string" table:style-name="ce12">
            <text:p>Es un verdadero ejercicio misionero por la educación de las minorías étnicas colombianas, a través del cual las comunidades beneficiadas apropian iniciativas productivas y autonómicas, desde un acompañamiento institucional caracterizado por el amor, la generosidad y la alegría de los profesores participantes de la Universidad Pontificia Bolivariana.</text:p>
          </table:table-cell>
          <table:table-cell table:number-columns-repeated="16375"/>
        </table:table-row>
        <table:table-row table:style-name="ro4">
          <table:table-cell office:value-type="float" office:value="18" table:style-name="ce13">
            <text:p>18</text:p>
          </table:table-cell>
          <table:table-cell office:value-type="string" table:style-name="ce14">
            <text:p>Licenciatura en inglés-español</text:p>
          </table:table-cell>
          <table:table-cell office:value-type="float" office:value="2256000" table:style-name="ce11">
            <text:p>2256000</text:p>
          </table:table-cell>
          <table:table-cell office:value-type="float" office:value="2" table:style-name="ce14">
            <text:p>2</text:p>
          </table:table-cell>
          <table:table-cell office:value-type="string" table:style-name="ce14">
            <text:p>Licenciado en Inglés - Español </text:p>
          </table:table-cell>
          <table:table-cell office:value-type="string" table:style-name="ce12">
            <text:p>ciencias de la educación</text:p>
          </table:table-cell>
          <table:table-cell office:value-type="float" office:value="10" table:style-name="ce11">
            <text:p>10</text:p>
          </table:table-cell>
          <table:table-cell office:value-type="float" office:value="1461793" table:style-name="ce16">
            <text:p>1.461.793</text:p>
          </table:table-cell>
          <table:table-cell office:value-type="string" table:style-name="ce12">
            <text:p>La denominación del Programa corresponde a la finalidad de la Facultad de Educación de proponer un espacio de formación de docentes en el área de las lenguas materna (español) y extranjera (inglés), con el ánimo de profundizar en las didácticas propias de cada lengua-cultura y contribuir con ello a la formación en competencia comunicativa y desarrollo del lenguaje de los estudiantes en los niveles iniciales de la escolaridad.</text:p>
          </table:table-cell>
          <table:table-cell table:number-columns-repeated="16375"/>
        </table:table-row>
        <table:table-row table:style-name="ro3">
          <table:table-cell office:value-type="float" office:value="19" table:style-name="ce13">
            <text:p>19</text:p>
          </table:table-cell>
          <table:table-cell office:value-type="string" table:style-name="ce14">
            <text:p>Ingeniería Administrativa</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Administrador</text:p>
          </table:table-cell>
          <table:table-cell office:value-type="string" table:style-name="ce12">
            <text:p>Ingenierias</text:p>
          </table:table-cell>
          <table:table-cell office:value-type="float" office:value="10" table:style-name="ce11">
            <text:p>10</text:p>
          </table:table-cell>
          <table:table-cell table:style-name="ce19"/>
          <table:table-cell office:value-type="string" table:style-name="ce12">
            <text:p>Ingeniería Administrativa forma profesionales que direccionen las empresas hacia el crecimiento y desarrollo, optimizando los procesos administrativos, financieros y de mercadeo para generar soluciones efectivas y mejoras que fortalecen el nivel de competencia. Tendrá la capacidad de gerenciar las organizaciones a través del proceso administrativo, buscando la gestión de procesos y la optimización de sus recursos a través de los métodos propios de la ingeniería, siendo capaz de abordar tanto los aspectos administrativos, financieros, de mercadeo y de gestión tecnológica, que les permiten a las empresas ser competitivas.</text:p>
          </table:table-cell>
          <table:table-cell table:number-columns-repeated="16375"/>
        </table:table-row>
        <table:table-row table:style-name="ro6">
          <table:table-cell office:value-type="float" office:value="20" table:style-name="ce13">
            <text:p>20</text:p>
          </table:table-cell>
          <table:table-cell office:value-type="string" table:style-name="ce14">
            <text:p>Ingeniería Aeronáutica</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Aeronáutico</text:p>
          </table:table-cell>
          <table:table-cell office:value-type="string" table:style-name="ce12">
            <text:p>Ingenierias</text:p>
          </table:table-cell>
          <table:table-cell office:value-type="float" office:value="10" table:style-name="ce11">
            <text:p>10</text:p>
          </table:table-cell>
          <table:table-cell office:value-type="float" office:value="1842667" table:style-name="ce16">
            <text:p>1.842.667</text:p>
          </table:table-cell>
          <table:table-cell office:value-type="string" table:style-name="ce12">
            <text:p>Formar Ingenieros Aeronáuticos con una sólida formación humana y tecnológica, para contribuir al desarrollo del sector aeronáutico nacional, sea en empresas nacionales de transporte, entidades oficiales civiles, militares, en industrias aeronáuticas para el diseño, construcción y operación de naves aéreas y espaciales.</text:p>
          </table:table-cell>
          <table:table-cell table:number-columns-repeated="16375"/>
        </table:table-row>
        <table:table-row table:style-name="ro3">
          <table:table-cell office:value-type="float" office:value="21" table:style-name="ce13">
            <text:p>21</text:p>
          </table:table-cell>
          <table:table-cell office:value-type="string" table:style-name="ce14">
            <text:p>Ingeniería Agroindustrial </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Agroindustrial</text:p>
          </table:table-cell>
          <table:table-cell office:value-type="string" table:style-name="ce12">
            <text:p>Ingenierias</text:p>
          </table:table-cell>
          <table:table-cell office:value-type="float" office:value="10" table:style-name="ce11">
            <text:p>10</text:p>
          </table:table-cell>
          <table:table-cell office:value-type="float" office:value="2658546" table:style-name="ce16">
            <text:p>2.658.546</text:p>
          </table:table-cell>
          <table:table-cell office:value-type="string" table:style-name="ce12">
            <text:p>La Ingeniería Agroindustrial de la Universidad Pontificia Bolivariana es una carrera multidisciplinaria que responde a esta necesidad real, integrando elementos de las Ciencias Agropecuarias y Socioeconómicas, de las Tecnologías de Alimentos y de la Ingeniería Industrial, para su aplicación en el procesamiento, conservación, transformación y comercialización de materias primas de origen biológico. Tiene un enfoque de actividades en desarrollo tecnológico para la generación de nuevas empresas, desarrollo de procesos y productos con tecnologías limpias y desarrollo sostenible.</text:p>
          </table:table-cell>
          <table:table-cell table:number-columns-repeated="16375"/>
        </table:table-row>
        <table:table-row table:style-name="ro9">
          <table:table-cell office:value-type="float" office:value="22" table:style-name="ce13">
            <text:p>22</text:p>
          </table:table-cell>
          <table:table-cell office:value-type="string" table:style-name="ce14">
            <text:p>Ingeniería Eléctrica</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Electricista</text:p>
          </table:table-cell>
          <table:table-cell office:value-type="string" table:style-name="ce12">
            <text:p>Ingenierias</text:p>
          </table:table-cell>
          <table:table-cell office:value-type="float" office:value="10" table:style-name="ce11">
            <text:p>10</text:p>
          </table:table-cell>
          <table:table-cell office:value-type="float" office:value="2993709" table:style-name="ce16">
            <text:p>2.993.709</text:p>
          </table:table-cell>
          <table:table-cell office:value-type="string" table:style-name="ce12">
            <text:p>El Programa de Ingeniería Eléctrica pretende formar un profesional con aptitudes y actitudes proactivas para el desempeño de la profesión de ing vc benie­ro electricista. Con capacidad para comunicarse adecuada­mente con los miembros de la comunidad científica y tecnológica, con sus pares, subor­dinados y el público general. Con capacidad y motivación para actualizar permanentemente sus conocimientos cientí­ficos y tecnológicos. Consciente de la necesidad de cultivar sus valores de comportamiento social, tales como el civismo, las buenas maneras, el respeto por el otro y por las normas, la veracidad, y, en general, aquellos que se entienden dentro del concepto de urbanidad.</text:p>
          </table:table-cell>
          <table:table-cell table:number-columns-repeated="16375"/>
        </table:table-row>
        <table:table-row table:style-name="ro2">
          <table:table-cell office:value-type="float" office:value="23" table:style-name="ce13">
            <text:p>23</text:p>
          </table:table-cell>
          <table:table-cell office:value-type="string" table:style-name="ce14">
            <text:p>Ingeniería Electrónica </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Electrónico</text:p>
          </table:table-cell>
          <table:table-cell office:value-type="string" table:style-name="ce12">
            <text:p>Ingenierias</text:p>
          </table:table-cell>
          <table:table-cell office:value-type="float" office:value="10" table:style-name="ce11">
            <text:p>10</text:p>
          </table:table-cell>
          <table:table-cell office:value-type="float" office:value="2928814" table:style-name="ce16">
            <text:p>2.928.814</text:p>
          </table:table-cell>
          <table:table-cell office:value-type="string" table:style-name="ce12">
            <text:p>El Programa de Ingeniería Electrónica pretende formar un profesional con aptitudes y actitudes propias de la profesión de ingeniero electrónico. <text:s/>Con capacidad y motivación para <text:s/>actualizar permanentemente sus conocimientos científicos y tecnológicos.</text:p>
          </table:table-cell>
          <table:table-cell table:number-columns-repeated="16375"/>
        </table:table-row>
        <table:table-row table:style-name="ro8">
          <table:table-cell office:value-type="float" office:value="24" table:style-name="ce13">
            <text:p>24</text:p>
          </table:table-cell>
          <table:table-cell office:value-type="string" table:style-name="ce14">
            <text:p>Ingeniería en Calidad </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en Calidad</text:p>
          </table:table-cell>
          <table:table-cell office:value-type="string" table:style-name="ce12">
            <text:p>Ingenierias</text:p>
          </table:table-cell>
          <table:table-cell office:value-type="float" office:value="10" table:style-name="ce11">
            <text:p>10</text:p>
          </table:table-cell>
          <table:table-cell table:style-name="ce19"/>
          <table:table-cell office:value-type="string" table:style-name="ce12">
            <text:p>La Ingeniería en Calidad es un programa académico que forma profesionales con competencias en que les permita asegurar la calidad de la gestión integral y la sostenibilidad de las organizaciones al diseñar, implementar, mantener y optimizar los sistemas de gestión organizacional, articulados bajo un enfoque por procesos y procurando con esto aumentar los niveles de calidad del producto, del servicio y de la gestión en las organizaciones, de forma ágil, oportuna y flexible, con el objetivo de generar valor, productividad y competitividad empresarial, además que sean capaces de tomar decisiones enfocadas a lograr el mejoramiento organizacional, integrando aspectos sociales, económicos, políticos, ecológicos, legales, entre otros, a través del diseño de los procesos y los controles que garanticen la calidad de éstos.</text:p>
          </table:table-cell>
          <table:table-cell table:number-columns-repeated="16375"/>
        </table:table-row>
        <table:table-row table:style-name="ro3">
          <table:table-cell office:value-type="float" office:value="25" table:style-name="ce13">
            <text:p>25</text:p>
          </table:table-cell>
          <table:table-cell office:value-type="string" table:style-name="ce14">
            <text:p>Ingeniería en Diseño de Entretenimiento Digital </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en Diseño de Entretenimiento Digital</text:p>
          </table:table-cell>
          <table:table-cell office:value-type="string" table:style-name="ce12">
            <text:p>Ingenierias</text:p>
          </table:table-cell>
          <table:table-cell office:value-type="float" office:value="8" table:style-name="ce11">
            <text:p>8</text:p>
          </table:table-cell>
          <table:table-cell table:style-name="ce19"/>
          <table:table-cell office:value-type="string" table:style-name="ce12">
            <text:p>El programa Ingeniería en Diseño de Entretenimiento Digital (único en el país) tiene como objetivo específico la formación de competencias multidisciplinares en ingeniería, diseño y arte que le permitan a sus egresados ser creativos, directores o gerentes de proyectos, usando como herramienta sus conocimientos técnicos, creativos y administrativos. Este perfil es altamente requerido en el sector de entretenimiento digital para estructurar nuevas empresas capaces de competir a nivel internacional e integrar el trabajo de los tecnólogos que se encuentran actualmente en formación.</text:p>
          </table:table-cell>
          <table:table-cell table:number-columns-repeated="16375"/>
        </table:table-row>
        <table:table-row table:style-name="ro4">
          <table:table-cell office:value-type="float" office:value="26" table:style-name="ce13">
            <text:p>26</text:p>
          </table:table-cell>
          <table:table-cell office:value-type="string" table:style-name="ce14">
            <text:p>Ingeniería en Nanotecnología</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en Nanotecnología</text:p>
          </table:table-cell>
          <table:table-cell office:value-type="string" table:style-name="ce12">
            <text:p>Ingenierias</text:p>
          </table:table-cell>
          <table:table-cell office:value-type="float" office:value="10" table:style-name="ce11">
            <text:p>10</text:p>
          </table:table-cell>
          <table:table-cell table:style-name="ce19"/>
          <table:table-cell office:value-type="string" table:style-name="ce12">
            <text:p>La Nanotecnología se ocupa o sugiere el uso, adquisición, desarrollo, implementación, evaluación y control de los materiales o componentes que trabajen a escala nanométrica con el fin fundamental de generar progreso y valor permanente para la organización que lo produce, usa o comercializa.La ingeniería en Nanotecnología es un programa que piensa en el futuro, desde la investigación, el diseño y el análisis de opciones de punta para la industria.</text:p>
          </table:table-cell>
          <table:table-cell table:number-columns-repeated="16375"/>
        </table:table-row>
        <table:table-row table:style-name="ro3">
          <table:table-cell office:value-type="float" office:value="27" table:style-name="ce13">
            <text:p>27</text:p>
          </table:table-cell>
          <table:table-cell office:value-type="string" table:style-name="ce14">
            <text:p>Ingeniería Industrial</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Industrial</text:p>
          </table:table-cell>
          <table:table-cell office:value-type="string" table:style-name="ce12">
            <text:p>Ingenierias</text:p>
          </table:table-cell>
          <table:table-cell office:value-type="float" office:value="10" table:style-name="ce11">
            <text:p>10</text:p>
          </table:table-cell>
          <table:table-cell office:value-type="float" office:value="2179000" table:style-name="ce16">
            <text:p>2.179.000</text:p>
          </table:table-cell>
          <table:table-cell office:value-type="string" table:style-name="ce12">
            <text:p>El Ingeniero Industrial formado en la Universidad Pontificia Bolivariana se caracteriza por contar con conocimientos y habilidades fundamentales en todas las áreas medulares de la Ingeniería Industrial, para desempeñarse con la flexibilidad e idoneidad que el medio empresarial colombiano requiere actualmente. Que se ocupa del desarrollo, mejora, implantación y evaluación de sistemas integrados de gente, riqueza, conocimientos, información, equipamiento, energía, materiales y procesos. También trata sobre el diseño de prototipos para optimizar sistemas y equipos.</text:p>
          </table:table-cell>
          <table:table-cell table:number-columns-repeated="16375"/>
        </table:table-row>
        <table:table-row table:style-name="ro6">
          <table:table-cell office:value-type="float" office:value="28" table:style-name="ce13">
            <text:p>28</text:p>
          </table:table-cell>
          <table:table-cell office:value-type="string" table:style-name="ce14">
            <text:p> Ingeniería Mecánica</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Mecánico</text:p>
          </table:table-cell>
          <table:table-cell office:value-type="string" table:style-name="ce12">
            <text:p>Ingenierias</text:p>
          </table:table-cell>
          <table:table-cell office:value-type="float" office:value="10" table:style-name="ce11">
            <text:p>10</text:p>
          </table:table-cell>
          <table:table-cell office:value-type="float" office:value="2814816" table:style-name="ce16">
            <text:p>2.814.816</text:p>
          </table:table-cell>
          <table:table-cell office:value-type="string" table:style-name="ce12">
            <text:p>El Ingeniero Mecánico egresado de la UPB es un profesional capacitado para integrar conocimientos de las diferentes áreas que enmarcan su profesión, contrastarlos con la realidad y usarlos, bajo el modelo de la gestión por proyectos, dentro de diversos procesos industriales o investigativos para el bien de la sociedad.</text:p>
          </table:table-cell>
          <table:table-cell table:number-columns-repeated="16375"/>
        </table:table-row>
        <table:table-row table:style-name="ro8">
          <table:table-cell office:value-type="float" office:value="29" table:style-name="ce13">
            <text:p>29</text:p>
          </table:table-cell>
          <table:table-cell office:value-type="string" table:style-name="ce14">
            <text:p> Ingeniería Química</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Químico</text:p>
          </table:table-cell>
          <table:table-cell office:value-type="string" table:style-name="ce12">
            <text:p>Ingenierias</text:p>
          </table:table-cell>
          <table:table-cell office:value-type="float" office:value="11" table:style-name="ce11">
            <text:p>11</text:p>
          </table:table-cell>
          <table:table-cell office:value-type="float" office:value="3435245" table:style-name="ce16">
            <text:p>3.435.245</text:p>
          </table:table-cell>
          <table:table-cell office:value-type="string" table:style-name="ce12">
            <text:p>El Ingeniero Químico bolivariano debe ser un profesional competente, visionario, conocedor del estado actual de la Ingeniería y de la función social de la profesión; comprometido con el desarrollo tecnológico de la industria de transformaciones fisicoquímicas de la materia y todo lo relacionado con su campo de acción. Debe además actuar con un gran sentido ético y humanístico; con capacidad de trabajar con grupos interdisciplinarios en planes, programas y proyectos de apertura, integración y desarrollo empresarial, industrial, comercial y de servicios; consciente del uso productivo, racional y eficiente de los recursos naturales y de la conservación del medio ambiente, y de su función social como persona, como ingeniero y como agente de progreso, desarrollo y cambio de la sociedad en que vive.</text:p>
          </table:table-cell>
          <table:table-cell table:number-columns-repeated="16375"/>
        </table:table-row>
        <table:table-row table:style-name="ro6">
          <table:table-cell office:value-type="float" office:value="30" table:style-name="ce13">
            <text:p>30</text:p>
          </table:table-cell>
          <table:table-cell office:value-type="string" table:style-name="ce14">
            <text:p>Ingeniería de Sistemas e Informática</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de sistemas e informática</text:p>
          </table:table-cell>
          <table:table-cell office:value-type="string" table:style-name="ce12">
            <text:p>Ingenierias</text:p>
          </table:table-cell>
          <table:table-cell office:value-type="float" office:value="10" table:style-name="ce11">
            <text:p>10</text:p>
          </table:table-cell>
          <table:table-cell office:value-type="float" office:value="2323074" table:style-name="ce16">
            <text:p>2.323.074</text:p>
          </table:table-cell>
          <table:table-cell office:value-type="string" table:style-name="ce12">
            <text:p>El programa busca formar profesionales idóneos en el Área de Ingeniería de Sistemas e Informática con criterio científico, técnico, empresarial y humanista, capaces de diseñar, implementar, soportar y gestionar soluciones en el campo de las Tecnologías de Información, Comunicación y Computación, para satisfacer las necesidades organizacionales y sociales en el ámbito nacional e internacional.</text:p>
          </table:table-cell>
          <table:table-cell table:number-columns-repeated="16375"/>
        </table:table-row>
        <table:table-row table:style-name="ro4">
          <table:table-cell office:value-type="float" office:value="31" table:style-name="ce13">
            <text:p>31</text:p>
          </table:table-cell>
          <table:table-cell office:value-type="string" table:style-name="ce14">
            <text:p>Ingeniería de Telecomunicaciones</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de Telecomunicaciones</text:p>
          </table:table-cell>
          <table:table-cell office:value-type="string" table:style-name="ce12">
            <text:p>Ingenierias</text:p>
          </table:table-cell>
          <table:table-cell office:value-type="float" office:value="10" table:style-name="ce11">
            <text:p>10</text:p>
          </table:table-cell>
          <table:table-cell office:value-type="float" office:value="2170520" table:style-name="ce16">
            <text:p>2.170.520</text:p>
          </table:table-cell>
          <table:table-cell office:value-type="string" table:style-name="ce12">
            <text:p>El objetivo de nuestro programa es el de Formar un profesional en Ingeniería de Telecomunicaciones con una sólida fundamentación científica, técnica, empresarial y humanista, que esté habilitado para desempeñar competentemente las funciones estratégicas, de operación y de innovación de las tecnologías de telecomunicación, ayudando para que las organizaciones afronten creativamente el entorno competitivo de la globalización.</text:p>
          </table:table-cell>
          <table:table-cell table:number-columns-repeated="16375"/>
        </table:table-row>
        <table:table-row table:style-name="ro6">
          <table:table-cell office:value-type="float" office:value="32" table:style-name="ce13">
            <text:p>32</text:p>
          </table:table-cell>
          <table:table-cell office:value-type="string" table:style-name="ce14">
            <text:p>Ingeniería Textil</text:p>
          </table:table-cell>
          <table:table-cell office:value-type="float" office:value="6523000" table:style-name="ce11">
            <text:p>6523000</text:p>
          </table:table-cell>
          <table:table-cell office:value-type="float" office:value="2" table:style-name="ce14">
            <text:p>2</text:p>
          </table:table-cell>
          <table:table-cell office:value-type="string" table:style-name="ce14">
            <text:p>Ingeniero Textil </text:p>
          </table:table-cell>
          <table:table-cell office:value-type="string" table:style-name="ce12">
            <text:p>Ingenierias</text:p>
          </table:table-cell>
          <table:table-cell office:value-type="float" office:value="10" table:style-name="ce11">
            <text:p>10</text:p>
          </table:table-cell>
          <table:table-cell office:value-type="float" office:value="3225982" table:style-name="ce16">
            <text:p>3.225.982</text:p>
          </table:table-cell>
          <table:table-cell office:value-type="string" table:style-name="ce12">
            <text:p>El Ingeniero Textil de la Universidad Pontificia Bolivariana, es un profesional creativo con una visión global y empresarial de la cadena textil, con capacidad de investigar y proponer iniciativas para el desarrollo de productos textiles con valor agregado y dar  soluciones para el mejoramiento de los procesos con el dominio de lo tecnológico, teniendo en cuenta aspectos ambientales, económicos y sociales.</text:p>
          </table:table-cell>
          <table:table-cell table:number-columns-repeated="16375"/>
        </table:table-row>
        <table:table-row table:style-name="ro3">
          <table:table-cell office:value-type="float" office:value="33" table:style-name="ce13">
            <text:p>33</text:p>
          </table:table-cell>
          <table:table-cell office:value-type="string" table:style-name="ce14">
            <text:p>Estudios Literarios</text:p>
          </table:table-cell>
          <table:table-cell office:value-type="float" office:value="2239000" table:style-name="ce11">
            <text:p>2239000</text:p>
          </table:table-cell>
          <table:table-cell office:value-type="float" office:value="2" table:style-name="ce14">
            <text:p>2</text:p>
          </table:table-cell>
          <table:table-cell office:value-type="string" table:style-name="ce14">
            <text:p>Profesional en Estudios Literarios</text:p>
          </table:table-cell>
          <table:table-cell office:value-type="string" table:style-name="ce12">
            <text:p>Ciencias sociales y humanas</text:p>
          </table:table-cell>
          <table:table-cell office:value-type="float" office:value="8" table:style-name="ce11">
            <text:p>8</text:p>
          </table:table-cell>
          <table:table-cell table:style-name="ce15"/>
          <table:table-cell office:value-type="string" table:style-name="ce12">
            <text:p>El profesional en Estudios de la UPB es Un profesional que analiza, comprende, interpretar recrea o produce textos literarios. Un investigador y crítico literario que identifica autores, problemas y obras para darles valor, resaltar el que ya tienen y rescatar patrimonio olvidado. Un creador de textos relacionados con: la teoría, y la elaboración de material literario relacionado con la tecnología.Un ser creativo en el ámbito de la literatura no convencional, con la creación de hipertextos y escenarios interactivos, conjugando el texto verbal con la imagen y el efecto sonoro. Tanto en los espacios académicos como en los de divulgación</text:p>
          </table:table-cell>
          <table:table-cell table:number-columns-repeated="16375"/>
        </table:table-row>
        <table:table-row table:style-name="ro4">
          <table:table-cell office:value-type="float" office:value="34" table:style-name="ce13">
            <text:p>34</text:p>
          </table:table-cell>
          <table:table-cell office:value-type="string" table:style-name="ce14">
            <text:p>Filosofía</text:p>
          </table:table-cell>
          <table:table-cell office:value-type="float" office:value="2239000" table:style-name="ce11">
            <text:p>2239000</text:p>
          </table:table-cell>
          <table:table-cell office:value-type="float" office:value="2" table:style-name="ce14">
            <text:p>2</text:p>
          </table:table-cell>
          <table:table-cell office:value-type="string" table:style-name="ce14">
            <text:p>Filosofo</text:p>
          </table:table-cell>
          <table:table-cell office:value-type="string" table:style-name="ce12">
            <text:p>Ciencias sociales y humanas</text:p>
          </table:table-cell>
          <table:table-cell office:value-type="float" office:value="8" table:style-name="ce11">
            <text:p>8</text:p>
          </table:table-cell>
          <table:table-cell office:value-type="float" office:value="1917469" table:style-name="ce16">
            <text:p>1.917.469</text:p>
          </table:table-cell>
          <table:table-cell office:value-type="string" table:style-name="ce12">
            <text:p>La filosofia en la UPB pretende formar un investigador que con método científico y basándose en el patrimonio filosófico se dedique a la tarea interpretativa en torno a los problemas filosóficos. Un pensador que desde el diálogo Fe-razón demuestre la coherencia entre la visión cristiana del mundo, del hombre y de Dios, con la visión filosófica y la razón. Un profesional que sea capaz de desarrollar otras actividades culturales extendiendo la filosofía a todos los ámbitos de la cultura.</text:p>
          </table:table-cell>
          <table:table-cell table:number-columns-repeated="16375"/>
        </table:table-row>
        <table:table-row table:style-name="ro10">
          <table:table-cell office:value-type="float" office:value="35" table:style-name="ce13">
            <text:p>35</text:p>
          </table:table-cell>
          <table:table-cell office:value-type="string" table:style-name="ce14">
            <text:p>Historia</text:p>
          </table:table-cell>
          <table:table-cell office:value-type="float" office:value="2239000" table:style-name="ce11">
            <text:p>2239000</text:p>
          </table:table-cell>
          <table:table-cell office:value-type="float" office:value="2" table:style-name="ce14">
            <text:p>2</text:p>
          </table:table-cell>
          <table:table-cell office:value-type="string" table:style-name="ce14">
            <text:p>Historiador </text:p>
          </table:table-cell>
          <table:table-cell office:value-type="string" table:style-name="ce12">
            <text:p>Ciencias sociales y humanas</text:p>
          </table:table-cell>
          <table:table-cell office:value-type="float" office:value="8" table:style-name="ce11">
            <text:p>8</text:p>
          </table:table-cell>
          <table:table-cell table:style-name="ce19"/>
          <table:table-cell office:value-type="string" table:style-name="ce20">
            <text:p>Perfil del Profesional de Historia es aquel que lleva a cabo investigaciones históricas y trabaja en proyectos investigativos con grupos interdisciplinarios. Produce nueva información desde variables interpretativas del pasado. Selecciona y administra los recursos necesarios para la conservación de archivos documentales, bibliotecas, museos, casas de la cultura, entre otras instituciones. Se desempeña como catedrático, conferencista e instructor en distintas instituciones académicas.</text:p>
          </table:table-cell>
          <table:table-cell table:number-columns-repeated="16375"/>
        </table:table-row>
        <table:table-row table:style-name="ro4">
          <table:table-cell office:value-type="float" office:value="36" table:style-name="ce13">
            <text:p>36</text:p>
          </table:table-cell>
          <table:table-cell office:value-type="string" table:style-name="ce14">
            <text:p>Licenciatura en Educación Religiosa</text:p>
          </table:table-cell>
          <table:table-cell office:value-type="float" office:value="2239000" table:style-name="ce11">
            <text:p>2239000</text:p>
          </table:table-cell>
          <table:table-cell office:value-type="float" office:value="2" table:style-name="ce14">
            <text:p>2</text:p>
          </table:table-cell>
          <table:table-cell office:value-type="string" table:style-name="ce14">
            <text:p>Licenciado en Educación Religiosa</text:p>
          </table:table-cell>
          <table:table-cell office:value-type="string" table:style-name="ce12">
            <text:p>Ciencias sociales y humanas</text:p>
          </table:table-cell>
          <table:table-cell office:value-type="float" office:value="10" table:style-name="ce11">
            <text:p>10</text:p>
          </table:table-cell>
          <table:table-cell office:value-type="float" office:value="1451243" table:style-name="ce16">
            <text:p>1.451.243</text:p>
          </table:table-cell>
          <table:table-cell office:value-type="string" table:style-name="ce12">
            <text:p>La Facultad de Teología está comprometida con el programa de Licenciatura en Educación Religiosa, para formar maestros con la competencia pedagógica en las disciplinas de: Teología y Filosofía; idóneos para comprender el fenómeno religioso de la cultural, interpretar la realidad y proponer un diálogo asertivo con las diferentes manifestaciones del pluralismo religioso, el ecumenismo y la multi-culturalidad e interactuar en los procesos educativos escolares con calidad</text:p>
          </table:table-cell>
          <table:table-cell table:number-columns-repeated="16375"/>
        </table:table-row>
        <table:table-row table:style-name="ro6">
          <table:table-cell office:value-type="float" office:value="37" table:style-name="ce13">
            <text:p>37</text:p>
          </table:table-cell>
          <table:table-cell office:value-type="string" table:style-name="ce14">
            <text:p>Licenciatura en Filosofía y Letras</text:p>
          </table:table-cell>
          <table:table-cell office:value-type="float" office:value="2239000" table:style-name="ce11">
            <text:p>2239000</text:p>
          </table:table-cell>
          <table:table-cell office:value-type="float" office:value="2" table:style-name="ce14">
            <text:p>2</text:p>
          </table:table-cell>
          <table:table-cell office:value-type="string" table:style-name="ce14">
            <text:p>Licenciado en Filosofía y Letras</text:p>
          </table:table-cell>
          <table:table-cell office:value-type="string" table:style-name="ce12">
            <text:p>Ciencias sociales y humanas</text:p>
          </table:table-cell>
          <table:table-cell office:value-type="float" office:value="10" table:style-name="ce11">
            <text:p>10</text:p>
          </table:table-cell>
          <table:table-cell office:value-type="float" office:value="1605852" table:style-name="ce16">
            <text:p>1.605.852</text:p>
          </table:table-cell>
          <table:table-cell office:value-type="string" table:style-name="ce12">
            <text:p>La Licenciatura en Filosofía y Letras se ha comprometido en la formación de docentes que respondan, desde su saber específico e interdisciplinar, a las necesidades actuales de educación y reflexión que se perciben en el medio, no solo local y nacional, sino también internacional. Asimismo, es capaz de investigar aportando nuevo conocimiento a la propia disciplina y al contexto.</text:p>
          </table:table-cell>
          <table:table-cell table:number-columns-repeated="16375"/>
        </table:table-row>
        <table:table-row table:style-name="ro2">
          <table:table-cell office:value-type="float" office:value="38" table:style-name="ce13">
            <text:p>38</text:p>
          </table:table-cell>
          <table:table-cell office:value-type="string" table:style-name="ce14">
            <text:p> Teología</text:p>
          </table:table-cell>
          <table:table-cell office:value-type="float" office:value="2239000" table:style-name="ce11">
            <text:p>2239000</text:p>
          </table:table-cell>
          <table:table-cell office:value-type="float" office:value="2" table:style-name="ce14">
            <text:p>2</text:p>
          </table:table-cell>
          <table:table-cell office:value-type="string" table:style-name="ce14">
            <text:p>Teólogo</text:p>
          </table:table-cell>
          <table:table-cell office:value-type="string" table:style-name="ce12">
            <text:p>Ciencias sociales y humanas</text:p>
          </table:table-cell>
          <table:table-cell office:value-type="float" office:value="8" table:style-name="ce11">
            <text:p>8</text:p>
          </table:table-cell>
          <table:table-cell office:value-type="float" office:value="2010500" table:style-name="ce16">
            <text:p>2.010.500</text:p>
          </table:table-cell>
          <table:table-cell office:value-type="string" table:style-name="ce12">
            <text:p>La Escuela de Teología, Filosofía y Humanidades reúne, dentro del contexto Universitario, aquellos saberes que se constituyen como columna vertebral del sentido humanista desde la reflexión cristiana en torno a los siempre nuevos, y a la vez antiguos, problemas del hombre: Dios, el mundo y el propio hombre.</text:p>
          </table:table-cell>
          <table:table-cell table:number-columns-repeated="16375"/>
        </table:table-row>
        <table:table-row table:number-rows-repeated="1048537"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currency-style style:name="N36P0" number:language="es" number:country="CO">
      <number:currency-symbol number:language="es" number:country="CO">$</number:currency-symbol>
      <number:number number:decimal-places="2" number:min-integer-digits="1" number:grouping="true"/>
    </number:currency-style>
    <number:currency-style style:name="N36" number:language="es" number:country="CO">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aura  Vargas</meta:initial-creator>
    <dc:creator>Daniel Velásquez</dc:creator>
    <meta:creation-date>2014-11-23T18:17:56Z</meta:creation-date>
    <dc:date>2014-11-24T21:59:02Z</dc:date>
    <meta:print-date>2014-11-23T20:16:39Z</meta:print-date>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